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C00000055AEB863FB42F0201E.jpg" manifest:media-type="image/jpeg"/>
  <manifest:file-entry manifest:full-path="Pictures/1000000000000145000000ACB841D84B2A710A2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Cambria Math1" svg:font-family="'Cambria Math'" style:font-family-generic="modern" style:font-pitch="variable"/>
    <style:font-face style:name="Microsoft YaHei" svg:font-family="'Microsoft YaHei'" style:font-family-generic="moder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ambria Math" svg:font-family="'Cambria Math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3" style:family="presentation" style:parent-style-name="V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left="0.953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.953cm" fo:margin-right="0cm" fo:margin-top="0.282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d03491" style:text-line-through-style="none" style:text-line-through-type="none" style:text-position="0% 100%" style:font-name="Calibri" fo:font-size="48pt" fo:letter-spacing="normal" fo:language="fr" fo:country="FR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d03491" style:text-line-through-style="none" style:text-line-through-type="none" style:text-position="0% 100%" style:font-name="Calibri" fo:font-size="48pt" fo:letter-spacing="normal" fo:language="fr" fo:country="F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2pt" fo:letter-spacing="normal" fo:language="fr" fo:country="FR" fo:font-style="normal" style:text-underline-style="none" fo:font-weight="normal" style:font-size-asian="42pt" style:font-style-asian="normal" style:font-weight-asian="normal" style:font-name-complex="Calibri Light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42pt" fo:letter-spacing="normal" fo:language="fr" fo:country="FR" fo:font-style="normal" style:text-underline-style="none" fo:font-weight="normal" style:font-size-asian="42pt" style:font-style-asian="normal" style:font-weight-asian="normal" style:font-name-complex="Calibri Light" style:font-size-complex="42pt" style:font-style-complex="normal" style:font-weight-complex="normal"/>
    </style:style>
    <style:style style:name="T5" style:family="text">
      <style:text-properties fo:font-variant="normal" fo:text-transform="none" fo:color="#d03491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" fo:font-size="42pt" fo:letter-spacing="normal" fo:language="fr" fo:country="FR" fo:font-style="italic" style:text-underline-style="none" fo:font-weight="normal" style:font-size-asian="42pt" style:font-style-asian="italic" style:font-weight-asian="normal" style:font-name-complex="Calibri Light" style:font-size-complex="4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42pt" fo:letter-spacing="normal" fo:language="fr" fo:country="FR" fo:font-style="normal" style:text-underline-style="none" fo:font-weight="normal" style:font-name-asian="Cambria Math" style:font-size-asian="42pt" style:font-style-asian="normal" style:font-weight-asian="normal" style:font-name-complex="Calibri Light" style:font-size-complex="4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42pt" fo:letter-spacing="normal" fo:language="fr" fo:country="FR" fo:font-style="italic" style:text-underline-style="none" fo:font-weight="normal" style:font-name-asian="Cambria Math" style:font-size-asian="42pt" style:font-style-asian="italic" style:font-weight-asian="normal" style:font-name-complex="Calibri Light" style:font-size-complex="42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42pt" fo:letter-spacing="normal" fo:language="fr" fo:country="FR" fo:font-style="normal" style:text-underline-style="none" fo:font-weight="normal" style:font-name-asian="Cambria Math" style:font-size-asian="42pt" style:font-style-asian="normal" style:font-weight-asian="normal" style:font-name-complex="Calibri Light" style:font-size-complex="4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42pt" fo:letter-spacing="normal" fo:language="fr" fo:country="FR" fo:font-style="italic" style:text-underline-style="none" fo:font-weight="normal" style:font-size-asian="42pt" style:font-style-asian="italic" style:font-weight-asian="normal" style:font-name-complex="Calibri Light" style:font-size-complex="4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d0349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034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Diapositive_20_de_20_titre" presentation:presentation-page-layout-name="AL1T0">
        <draw:frame draw:name="Titre 1" presentation:style-name="pr1" draw:text-style-name="P2" draw:layer="layout" svg:width="23.002cm" svg:height="4.641cm" svg:x="1.199cm" svg:y="7.204cm" presentation:class="title" presentation:user-transformed="true">
          <draw:text-box>
            <text:p text:style-name="P1"><text:span text:style-name="T1">Chapitre 2 – Fonction inverse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draw:custom-shape draw:name="Sous-titre 2" draw:style-name="gr2" draw:text-style-name="P5" draw:layer="layout" svg:width="14.601cm" svg:height="5.4cm" svg:x="5.399cm" svg:y="6.925cm">
          <text:p text:style-name="P4"><text:span text:style-name="T2">Propriétés de la fonction inver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Vide">
        <draw:custom-shape draw:name="Rectangle 4" draw:style-name="gr3" draw:text-style-name="P5" draw:layer="layout" svg:width="19.301cm" svg:height="7.363cm" svg:x="3.049cm" svg:y="5.806cm">
          <text:p text:style-name="P6"><text:span text:style-name="T3">Ranger dans l’ordre croissant l’inverse de ces nombres réels :</text:span></text:p>
          <text:p text:style-name="P6"><text:span text:style-name="T4"> </text:span></text:p>
          <text:p text:style-name="P6"><text:span text:style-name="T4">5,8 </text:span><text:span text:style-name="T4"><text:tab/></text:span><text:span text:style-name="T4"> <text:s text:c="3"/>6,3 <text:s text:c="5"/>4,2 <text:s text:c="6"/>7,5 <text:s text:c="5"/>1,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5" draw:layer="layout" svg:width="4.863cm" svg:height="1.436cm" svg:x="0.019cm" svg:y="2.115cm">
          <text:p text:style-name="P6"><text:span text:style-name="T5">Quest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Vide">
        <draw:custom-shape draw:name="Rectangle 5" draw:style-name="gr3" draw:text-style-name="P5" draw:layer="layout" svg:width="19.501cm" svg:height="7.363cm" svg:x="2.949cm" svg:y="5.806cm">
          <text:p text:style-name="P6"><text:span text:style-name="T3">Ranger dans l’ordre croissant l’inverse de ces nombres réels :</text:span></text:p>
          <text:p text:style-name="P6"><text:span text:style-name="T4"> </text:span></text:p>
          <text:p text:style-name="P6"><text:span text:style-name="T4">0,04 <text:s text:c="4"/>0,25</text:span><text:span text:style-name="T4"><text:tab/></text:span><text:span text:style-name="T4"> <text:s text:c="2"/>0,32 <text:s text:c="2"/></text:span><text:span text:style-name="T4"><text:tab/></text:span><text:span text:style-name="T4">0,11 <text:s text:c="3"/>0,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5" draw:layer="layout" svg:width="4.863cm" svg:height="1.436cm" svg:x="0.019cm" svg:y="2.115cm">
          <text:p text:style-name="P6"><text:span text:style-name="T5">Questio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Vide">
        <draw:custom-shape draw:name="Rectangle 5" draw:style-name="gr3" draw:text-style-name="P5" draw:layer="layout" svg:width="19.701cm" svg:height="7.363cm" svg:x="2.849cm" svg:y="5.806cm">
          <text:p text:style-name="P6"><text:span text:style-name="T3">Ranger dans l’ordre décroissant l’inverse de ces nombres réels :</text:span></text:p>
          <text:p text:style-name="P6"><text:span text:style-name="T4"> </text:span></text:p>
          <text:p text:style-name="P6"><text:span text:style-name="T4">8,3 </text:span><text:span text:style-name="T4"><text:tab/></text:span><text:span text:style-name="T4"> <text:s text:c="3"/>3,2 <text:s text:c="5"/>9,7 </text:span><text:span text:style-name="T4"><text:tab/></text:span><text:span text:style-name="T4"> <text:s text:c="4"/>4,1 </text:span><text:span text:style-name="T4"><text:tab/></text:span><text:span text:style-name="T4"> 5,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5" draw:layer="layout" svg:width="4.863cm" svg:height="1.436cm" svg:x="0.019cm" svg:y="2.115cm">
          <text:p text:style-name="P6"><text:span text:style-name="T5">Question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Vide">
        <draw:custom-shape draw:name="Rectangle 5" draw:style-name="gr3" draw:text-style-name="P5" draw:layer="layout" svg:width="20.701cm" svg:height="7.363cm" svg:x="2.349cm" svg:y="5.806cm">
          <text:p text:style-name="P6"><text:span text:style-name="T3">Ranger dans l’ordre décroissant l’inverse de ces nombres réels :</text:span></text:p>
          <text:p text:style-name="P6"><text:span text:style-name="T4"> </text:span></text:p>
          <text:p text:style-name="P6"><text:span text:style-name="T4">12,1 <text:s text:c="3"/>121</text:span><text:span text:style-name="T4"><text:tab/></text:span><text:span text:style-name="T4">1,21 <text:s text:c="3"/>0,121</text:span><text:span text:style-name="T4"><text:tab/></text:span><text:span text:style-name="T4"> <text:s text:c="3"/>1 2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5" draw:layer="layout" svg:width="4.863cm" svg:height="1.436cm" svg:x="0.019cm" svg:y="2.115cm">
          <text:p text:style-name="P6"><text:span text:style-name="T5">Question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Vide">
        <draw:custom-shape draw:name="Sous-titre 2" draw:style-name="gr2" draw:text-style-name="P5" draw:layer="layout" svg:width="15.801cm" svg:height="7cm" svg:x="4.799cm" svg:y="5.325cm">
          <text:p text:style-name="P7"><text:span text:style-name="T2">Signes </text:span></text:p>
          <text:p text:style-name="P7"><text:span text:style-name="T2">de fonctions affin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Vide">
        <draw:custom-shape draw:name="Rectangle 5" draw:style-name="gr3" draw:text-style-name="P5" draw:layer="layout" svg:width="20.776cm" svg:height="7.363cm" svg:x="2.312cm" svg:y="6.704cm">
          <text:p text:style-name="P6"><text:span text:style-name="T3">Dresser le tableau de signes de la fonction </text:span><text:span text:style-name="T6">f</text:span><text:span text:style-name="T3"> définie sur </text:span><text:span text:style-name="T7">ℝ par :</text:span></text:p>
          <text:p text:style-name="P6"><text:span text:style-name="T7"/></text:p>
          <text:p text:style-name="P8"><text:span text:style-name="T8">f</text:span><text:span text:style-name="T9">(</text:span><text:span text:style-name="T8">x</text:span><text:span text:style-name="T9">) = 3</text:span><text:span text:style-name="T8">x</text:span><text:span text:style-name="T9"> −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4.863cm" svg:height="1.436cm" svg:x="0.019cm" svg:y="2.115cm">
          <text:p text:style-name="P6"><text:span text:style-name="T5">Question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Vide">
        <draw:custom-shape draw:name="Rectangle 4" draw:style-name="gr3" draw:text-style-name="P5" draw:layer="layout" svg:width="20.501cm" svg:height="7.363cm" svg:x="2.449cm" svg:y="6.704cm">
          <text:p text:style-name="P6"><text:span text:style-name="T3">Dresser le tableau de signes de la fonction </text:span><text:span text:style-name="T6">f</text:span><text:span text:style-name="T3"> définie sur </text:span><text:span text:style-name="T7">ℝ par :</text:span></text:p>
          <text:p text:style-name="P6"><text:span text:style-name="T9"/></text:p>
          <text:p text:style-name="P8"><text:span text:style-name="T8">f</text:span><text:span text:style-name="T9">(</text:span><text:span text:style-name="T8">x</text:span><text:span text:style-name="T9">) = −4</text:span><text:span text:style-name="T8">x</text:span><text:span text:style-name="T9"> +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4.863cm" svg:height="1.436cm" svg:x="0.019cm" svg:y="2.115cm">
          <text:p text:style-name="P6"><text:span text:style-name="T5">Question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Vide">
        <draw:custom-shape draw:name="Rectangle 4" draw:style-name="gr3" draw:text-style-name="P5" draw:layer="layout" svg:width="20.701cm" svg:height="7.363cm" svg:x="2.349cm" svg:y="6.704cm">
          <text:p text:style-name="P6"><text:span text:style-name="T3">Dresser le tableau de signes de la fonction </text:span><text:span text:style-name="T6">f</text:span><text:span text:style-name="T3"> définie sur </text:span><text:span text:style-name="T7">ℝ par :</text:span></text:p>
          <text:p text:style-name="P6"><text:span text:style-name="T9"/></text:p>
          <text:p text:style-name="P8"><text:span text:style-name="T9"><text:s/></text:span><text:span text:style-name="T8">f</text:span><text:span text:style-name="T9">(</text:span><text:span text:style-name="T8">x</text:span><text:span text:style-name="T9">) = 0,1</text:span><text:span text:style-name="T8">x</text:span><text:span text:style-name="T9"> + 2,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4.863cm" svg:height="1.436cm" svg:x="0.019cm" svg:y="2.115cm">
          <text:p text:style-name="P6"><text:span text:style-name="T5">Question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Vide">
        <draw:custom-shape draw:name="Rectangle 4" draw:style-name="gr3" draw:text-style-name="P5" draw:layer="layout" svg:width="20.501cm" svg:height="7.363cm" svg:x="2.449cm" svg:y="6.704cm">
          <text:p text:style-name="P6"><text:span text:style-name="T3">Dresser le tableau de signes de la fonction </text:span><text:span text:style-name="T6">f</text:span><text:span text:style-name="T3"> définie sur </text:span><text:span text:style-name="T7">ℝ par :</text:span></text:p>
          <text:p text:style-name="P6"><text:span text:style-name="T9"/></text:p>
          <text:p text:style-name="P8"><text:span text:style-name="T8">f</text:span><text:span text:style-name="T9">(</text:span><text:span text:style-name="T8">x</text:span><text:span text:style-name="T9">) = −0,5</text:span><text:span text:style-name="T8">x</text:span><text:span text:style-name="T9"> + 1,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4.863cm" svg:height="1.436cm" svg:x="0.019cm" svg:y="2.115cm">
          <text:p text:style-name="P6"><text:span text:style-name="T5">Question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de">
        <draw:custom-shape draw:name="Sous-titre 2" draw:style-name="gr2" draw:text-style-name="P5" draw:layer="layout" svg:width="19.401cm" svg:height="7.2cm" svg:x="2.999cm" svg:y="5.125cm">
          <text:p text:style-name="P7"><text:span text:style-name="T2">Signes </text:span></text:p>
          <text:p text:style-name="P7"><text:span text:style-name="T2">de fonctions polynômes </text:span></text:p>
          <text:p text:style-name="P7"><text:span text:style-name="T2">de degré 2 factoris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Vide">
        <draw:custom-shape draw:name="Rectangle 5" draw:style-name="gr3" draw:text-style-name="P5" draw:layer="layout" svg:width="20.701cm" svg:height="7.363cm" svg:x="2.349cm" svg:y="6.704cm">
          <text:p text:style-name="P6"><text:span text:style-name="T3">Dresser le tableau de signes de la fonction </text:span><text:span text:style-name="T6">f</text:span><text:span text:style-name="T3"> définie sur </text:span><text:span text:style-name="T7">ℝ par :</text:span></text:p>
          <text:p text:style-name="P6"><text:span text:style-name="T9"/></text:p>
          <text:p text:style-name="P8"><text:span text:style-name="T8">f</text:span><text:span text:style-name="T9">(</text:span><text:span text:style-name="T8">x</text:span><text:span text:style-name="T9">) = 4(</text:span><text:span text:style-name="T8">x</text:span><text:span text:style-name="T9"> − 5)(</text:span><text:span text:style-name="T8">x</text:span><text:span text:style-name="T9"> −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4.863cm" svg:height="1.436cm" svg:x="0.019cm" svg:y="2.115cm">
          <text:p text:style-name="P6"><text:span text:style-name="T5">Question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apositive_20_de_20_titre" presentation:presentation-page-layout-name="AL1T0">
        <draw:custom-shape draw:name="Rectangle 5" draw:style-name="gr3" draw:text-style-name="P5" draw:layer="layout" svg:width="20.701cm" svg:height="7.363cm" svg:x="2.349cm" svg:y="6.704cm">
          <text:p text:style-name="P6"><text:span text:style-name="T3">Dresser le tableau de signes de la fonction </text:span><text:span text:style-name="T6">f</text:span><text:span text:style-name="T3"> définie sur </text:span><text:span text:style-name="T7">ℝ par :</text:span></text:p>
          <text:p text:style-name="P6"><text:span text:style-name="T9"/></text:p>
          <text:p text:style-name="P8"><text:span text:style-name="T8">f</text:span><text:span text:style-name="T9">(</text:span><text:span text:style-name="T8">x</text:span><text:span text:style-name="T9">) = 0,3(</text:span><text:span text:style-name="T8">x</text:span><text:span text:style-name="T9"> − 4)(</text:span><text:span text:style-name="T8">x</text:span><text:span text:style-name="T9"> + 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5.363cm" svg:height="1.436cm" svg:x="0.023cm" svg:y="2.115cm">
          <text:p text:style-name="P6"><text:span text:style-name="T5">Question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de">
        <draw:custom-shape draw:name="Rectangle 6" draw:style-name="gr3" draw:text-style-name="P5" draw:layer="layout" svg:width="20.501cm" svg:height="7.363cm" svg:x="2.449cm" svg:y="6.704cm">
          <text:p text:style-name="P6"><text:span text:style-name="T3">Dresser le tableau de signes de la fonction </text:span><text:span text:style-name="T6">f</text:span><text:span text:style-name="T3"> définie sur </text:span><text:span text:style-name="T7">ℝ par :</text:span></text:p>
          <text:p text:style-name="P6"><text:span text:style-name="T9"/></text:p>
          <text:p text:style-name="P8"><text:span text:style-name="T9"><text:s/></text:span><text:span text:style-name="T8">f</text:span><text:span text:style-name="T9">(</text:span><text:span text:style-name="T8">x</text:span><text:span text:style-name="T9">) = −2,5(</text:span><text:span text:style-name="T8">x</text:span><text:span text:style-name="T9"> + 1)(</text:span><text:span text:style-name="T8">x</text:span><text:span text:style-name="T9"> − 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5.363cm" svg:height="1.436cm" svg:x="0.023cm" svg:y="2.115cm">
          <text:p text:style-name="P6"><text:span text:style-name="T5">Question 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ide">
        <draw:custom-shape draw:name="Rectangle 3" draw:style-name="gr3" draw:text-style-name="P5" draw:layer="layout" svg:width="20.601cm" svg:height="7.363cm" svg:x="2.399cm" svg:y="6.704cm">
          <text:p text:style-name="P6"><text:span text:style-name="T3">Dresser le tableau de signes de la fonction </text:span><text:span text:style-name="T6">f</text:span><text:span text:style-name="T3"> définie sur </text:span><text:span text:style-name="T7">ℝ par :</text:span></text:p>
          <text:p text:style-name="P6"><text:span text:style-name="T9"/></text:p>
          <text:p text:style-name="P8"><text:span text:style-name="T8">f</text:span><text:span text:style-name="T9">(</text:span><text:span text:style-name="T8">x</text:span><text:span text:style-name="T9">) = −6(</text:span><text:span text:style-name="T8">x</text:span><text:span text:style-name="T9"> + 5)(</text:span><text:span text:style-name="T8">x</text:span><text:span text:style-name="T9"> + 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5" draw:layer="layout" svg:width="5.363cm" svg:height="1.436cm" svg:x="0.023cm" svg:y="2.115cm">
          <text:p text:style-name="P6"><text:span text:style-name="T5">Question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ide">
        <draw:custom-shape draw:name="Rectangle 2" draw:style-name="gr3" draw:text-style-name="P5" draw:layer="layout" svg:width="20.701cm" svg:height="7.363cm" svg:x="2.349cm" svg:y="6.704cm">
          <text:p text:style-name="P6"><text:span text:style-name="T3">Dresser le tableau de signes de la fonction </text:span><text:span text:style-name="T6">f</text:span><text:span text:style-name="T3"> définie sur [1 ; 10] par :</text:span></text:p>
          <text:p text:style-name="P6"><text:span text:style-name="T4"/></text:p>
          <text:p text:style-name="P8"><text:span text:style-name="T4"><text:s/></text:span><text:span text:style-name="T10">f</text:span><text:span text:style-name="T4">(</text:span><text:span text:style-name="T10">x</text:span><text:span text:style-name="T4">) = 3(</text:span><text:span text:style-name="T10">x</text:span><text:span text:style-name="T4"> + 8)(</text:span><text:span text:style-name="T10">x</text:span><text:span text:style-name="T4"> − 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5.363cm" svg:height="1.436cm" svg:x="0.023cm" svg:y="2.115cm">
          <text:p text:style-name="P6"><text:span text:style-name="T5">Question 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ide">
        <draw:custom-shape draw:name="Rectangle 2" draw:style-name="gr3" draw:text-style-name="P5" draw:layer="layout" svg:width="21.101cm" svg:height="7.363cm" svg:x="2.149cm" svg:y="6.704cm">
          <text:p text:style-name="P6"><text:span text:style-name="T3">Dresser le tableau de signes de la fonction </text:span><text:span text:style-name="T6">f</text:span><text:span text:style-name="T3"> définie sur [2 ; 50] par :</text:span></text:p>
          <text:p text:style-name="P6"><text:span text:style-name="T4"/></text:p>
          <text:p text:style-name="P8"><text:span text:style-name="T4"><text:s/></text:span><text:span text:style-name="T10">f</text:span><text:span text:style-name="T4">(</text:span><text:span text:style-name="T10">x</text:span><text:span text:style-name="T4">) = 0,8(</text:span><text:span text:style-name="T10">x</text:span><text:span text:style-name="T4"> − 13)(</text:span><text:span text:style-name="T10">x</text:span><text:span text:style-name="T4"> +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5.363cm" svg:height="1.436cm" svg:x="0.023cm" svg:y="2.115cm">
          <text:p text:style-name="P6"><text:span text:style-name="T5">Question 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ide">
        <draw:custom-shape draw:name="Rectangle 1" draw:style-name="gr3" draw:text-style-name="P5" draw:layer="layout" svg:width="21.501cm" svg:height="7.363cm" svg:x="1.949cm" svg:y="6.704cm">
          <text:p text:style-name="P6"><text:span text:style-name="T3">Dresser le tableau de signes de la fonction </text:span><text:span text:style-name="T6">f </text:span><text:span text:style-name="T3">définie sur [5 ; 120] par :</text:span></text:p>
          <text:p text:style-name="P6"><text:span text:style-name="T4"/></text:p>
          <text:p text:style-name="P8"><text:span text:style-name="T4"><text:s/></text:span><text:span text:style-name="T10">f</text:span><text:span text:style-name="T4">(</text:span><text:span text:style-name="T10">x</text:span><text:span text:style-name="T4">) = −2(</text:span><text:span text:style-name="T10">x</text:span><text:span text:style-name="T4"> + 25)(</text:span><text:span text:style-name="T10">x</text:span><text:span text:style-name="T4"> − 6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5" draw:layer="layout" svg:width="5.363cm" svg:height="1.436cm" svg:x="0.023cm" svg:y="2.115cm">
          <text:p text:style-name="P6"><text:span text:style-name="T5">Question 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Cambria Math1" svg:font-family="'Cambria Math'" style:font-family-generic="modern" style:font-pitch="variable"/>
    <style:font-face style:name="Microsoft YaHei" svg:font-family="'Microsoft YaHei'" style:font-family-generic="moder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ambria Math" svg:font-family="'Cambria Math'" style:font-family-generic="modern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de-outline3" style:family="presentation" style:parent-style-name="V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V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/>
    </style:style>
    <style:style style:name="MP9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8989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ZoneTexte 12" draw:style-name="Mgr3" draw:text-style-name="MP6" draw:layer="backgroundobjects" svg:width="6.898cm" svg:height="0.843cm" svg:x="18.501cm" svg:y="18.1cm">
        <text:p text:style-name="MP5"><text:span text:style-name="MT1">© Algomaths, Delagrave 202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10.182cm" svg:height="1.264cm" svg:x="-0.283cm" svg:y="-0.076cm">
        <draw:image xlink:href="Pictures/10000000000002AC00000055AEB863FB42F0201E.jpg" xlink:type="simple" xlink:show="embed" xlink:actuate="onLoad" loext:mime-type="image/jpeg">
          <text:p/>
        </draw:image>
        <svg:desc>U:\Maths 1re STI2D\Icono\Pour retrouver ses automatismes.JPG</svg:desc>
      </draw:frame>
      <draw:frame draw:name="Picture 2" draw:style-name="Mgr4" draw:text-style-name="MP7" draw:layer="backgroundobjects" svg:width="5.304cm" svg:height="2.807cm" svg:x="20.095cm" svg:y="0.035cm">
        <draw:image xlink:href="Pictures/1000000000000145000000ACB841D84B2A710A2D.jpg" xlink:type="simple" xlink:show="embed" xlink:actuate="onLoad" loext:mime-type="image/jpeg">
          <text:p/>
        </draw:image>
        <svg:desc>U:\Maths 1re STI2D\Icono\Questions Flash.JPG</svg:desc>
      </draw:frame>
      <draw:custom-shape draw:name="ZoneTexte 9" draw:style-name="Mgr3" draw:text-style-name="MP6" draw:layer="backgroundobjects" svg:width="6.898cm" svg:height="0.843cm" svg:x="0cm" svg:y="18.078cm">
        <text:p text:style-name="MP5"><text:span text:style-name="MT1">Chapitre 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" draw:text-style-name="MP9" draw:layer="backgroundobjects" svg:width="21.589cm" svg:height="4.082cm" svg:x="1.905cm" svg:y="5.918cm" presentation:class="title" presentation:user-transformed="true">
        <draw:text-box>
          <text:p text:style-name="MP8"><text:span text:style-name="MT2">Modifiez le style du titre</text:span></text:p>
        </draw:text-box>
      </draw:frame>
      <draw:frame draw:name="Espace réservé de la date 3" presentation:style-name="Mpr2" draw:text-style-name="MP11" draw:layer="backgroundobjects" svg:width="5.926cm" svg:height="1.013cm" svg:x="1.279cm" svg:y="17.657cm" presentation:class="date-time" presentation:user-transformed="true">
        <draw:text-box>
          <text:p text:style-name="MP10"><text:span text:style-name="MT3"><text:date style:data-style-name="D4" text:date-value="2020-09-06">06/09/2020</text:date></text:span></text:p>
        </draw:text-box>
      </draw:frame>
      <draw:frame draw:name="Espace réservé du pied de page 4" presentation:style-name="Mpr2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3" draw:layer="backgroundobjects" svg:width="5.926cm" svg:height="1.013cm" svg:x="17.901cm" svg:y="17.593cm" presentation:class="page-number" presentation:user-transformed="true">
        <draw:text-box>
          <text:p text:style-name="MP12"><text:span text:style-name="MT4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Vide" style:page-layout-name="PM1" draw:style-name="Mdp1">
      <draw:custom-shape draw:name="ZoneTexte 12" draw:style-name="Mgr3" draw:text-style-name="MP6" draw:layer="backgroundobjects" svg:width="6.898cm" svg:height="0.843cm" svg:x="18.501cm" svg:y="18.1cm">
        <text:p text:style-name="MP5"><text:span text:style-name="MT1">© Algomaths, Delagrave 202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10.182cm" svg:height="1.264cm" svg:x="-0.283cm" svg:y="-0.076cm">
        <draw:image xlink:href="Pictures/10000000000002AC00000055AEB863FB42F0201E.jpg" xlink:type="simple" xlink:show="embed" xlink:actuate="onLoad" loext:mime-type="image/jpeg">
          <text:p/>
        </draw:image>
        <svg:desc>U:\Maths 1re STI2D\Icono\Pour retrouver ses automatismes.JPG</svg:desc>
      </draw:frame>
      <draw:frame draw:name="Picture 2" draw:style-name="Mgr4" draw:text-style-name="MP7" draw:layer="backgroundobjects" svg:width="5.304cm" svg:height="2.807cm" svg:x="20.095cm" svg:y="0.035cm">
        <draw:image xlink:href="Pictures/1000000000000145000000ACB841D84B2A710A2D.jpg" xlink:type="simple" xlink:show="embed" xlink:actuate="onLoad" loext:mime-type="image/jpeg">
          <text:p/>
        </draw:image>
        <svg:desc>U:\Maths 1re STI2D\Icono\Questions Flash.JPG</svg:desc>
      </draw:frame>
      <draw:custom-shape draw:name="ZoneTexte 9" draw:style-name="Mgr3" draw:text-style-name="MP6" draw:layer="backgroundobjects" svg:width="6.898cm" svg:height="0.843cm" svg:x="0cm" svg:y="18.078cm">
        <text:p text:style-name="MP5"><text:span text:style-name="MT1">Chapitre 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e la date 1" presentation:style-name="Mpr6" draw:text-style-name="MP11" draw:layer="backgroundobjects" svg:width="5.926cm" svg:height="1.013cm" svg:x="1.279cm" svg:y="17.657cm" presentation:class="date-time" presentation:user-transformed="true">
        <draw:text-box>
          <text:p text:style-name="MP10"><text:span text:style-name="MT3"><text:date style:data-style-name="D4" text:date-value="2020-09-06">06/09/2020</text:date></text:span></text:p>
        </draw:text-box>
      </draw:frame>
      <draw:frame draw:name="Espace réservé du pied de page 2" presentation:style-name="Mpr6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3" presentation:style-name="Mpr7" draw:text-style-name="MP13" draw:layer="backgroundobjects" svg:width="5.926cm" svg:height="1.013cm" svg:x="17.901cm" svg:y="17.593cm" presentation:class="page-number" presentation:user-transformed="true">
        <draw:text-box>
          <text:p text:style-name="MP12"><text:span text:style-name="MT4"><text:page-number>&lt;numéro&gt;</text:page-number></text:span></text:p>
        </draw:text-box>
      </draw:frame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Calcul littéral</dc:title>
    <meta:initial-creator>admin</meta:initial-creator>
    <dc:creator>lulu blet</dc:creator>
    <meta:editing-cycles>49</meta:editing-cycles>
    <meta:creation-date>2018-11-21T17:13:01</meta:creation-date>
    <dc:date>2020-04-09T07:19:45</dc:date>
    <meta:editing-duration>PT12H10M</meta:editing-duration>
    <meta:generator>LibreOffice/6.4.2.2$Windows_X86_64 LibreOffice_project/4e471d8c02c9c90f512f7f9ead8875b57fcb1ec3</meta:generator>
    <meta:document-statistic meta:object-count="11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